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Century Gothic1" svg:font-family="'Century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2" svg:font-family="'Century Gothic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5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5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6" style:family="table">
      <style:table-properties style:width="15.725cm" fo:margin-left="-0.213cm" fo:margin-top="0cm" fo:margin-bottom="0cm" table:align="left" style:writing-mode="lr-tb"/>
    </style:style>
    <style:style style:name="Table16.A" style:family="table-column">
      <style:table-column-properties style:column-width="9.895cm"/>
    </style:style>
    <style:style style:name="Table16.B" style:family="table-column">
      <style:table-column-properties style:column-width="5.83cm"/>
    </style:style>
    <style:style style:name="Table16.1" style:family="table-row">
      <style:table-row-properties style:min-row-height="0.455cm" fo:keep-together="always"/>
    </style:style>
    <style:style style:name="Table16.A1" style:family="table-cell">
      <style:table-cell-properties fo:background-color="transparent" fo:padding-left="0.123cm" fo:padding-right="0.123cm" fo:padding-top="0.097cm" fo:padding-bottom="0.097cm" fo:border-left="none" fo:border-right="none" fo:border-top="0.5pt solid #919191" fo:border-bottom="0.5pt solid #919191">
        <style:background-image/>
      </style:table-cell-properties>
    </style:style>
    <style:style style:name="Table2" style:family="table">
      <style:table-properties style:width="15.505cm" fo:margin-left="-0.011cm" fo:margin-top="0cm" fo:margin-bottom="0cm" table:align="left" style:writing-mode="lr-tb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13.018cm"/>
    </style:style>
    <style:style style:name="Table2.1" style:family="table-row">
      <style:table-row-properties style:min-row-height="0.455cm" fo:keep-together="always"/>
    </style:style>
    <style:style style:name="Table2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Table3" style:family="table">
      <style:table-properties style:width="15.505cm" fo:margin-left="-0.011cm" fo:margin-top="0cm" fo:margin-bottom="0cm" table:align="left" style:writing-mode="lr-tb"/>
    </style:style>
    <style:style style:name="Table3.A" style:family="table-column">
      <style:table-column-properties style:column-width="2.487cm"/>
    </style:style>
    <style:style style:name="Table3.B" style:family="table-column">
      <style:table-column-properties style:column-width="13.018cm"/>
    </style:style>
    <style:style style:name="Table3.1" style:family="table-row">
      <style:table-row-properties style:min-row-height="0.455cm" fo:keep-together="always"/>
    </style:style>
    <style:style style:name="Table3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style:font-name="Arial" fo:font-size="15pt" fo:font-weight="bold" style:font-size-asian="15pt" style:font-weight-asian="bold" style:font-name-complex="Arial1" style:font-size-complex="15pt"/>
    </style:style>
    <style:style style:name="P3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0000" style:font-name="Arial" fo:font-size="12pt" fo:font-weight="bold" style:font-size-asian="12pt" style:font-weight-asian="bold" style:font-name-complex="Arial1"/>
    </style:style>
    <style:style style:name="P5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style:font-name="Arial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style:font-name="Arial" fo:font-size="12pt" fo:font-weight="bold" style:font-size-asian="12pt" style:font-weight-asian="bold" style:font-name-complex="Arial1"/>
    </style:style>
    <style:style style:name="P7" style:family="paragraph" style:parent-style-name="Standard">
      <style:text-properties fo:color="#000000" style:font-name="Arial" fo:font-size="12pt" fo:font-weight="bold" officeooo:paragraph-rsid="00278c72" style:font-size-asian="12pt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style:font-name="Arial" style:font-name-complex="Arial1"/>
    </style:style>
    <style:style style:name="P9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style:font-name="Arial" fo:font-weight="bold" style:font-weight-asian="bold" style:font-name-complex="Arial1"/>
    </style:style>
    <style:style style:name="P10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fo:font-size="10pt" officeooo:rsid="001b7584" officeooo:paragraph-rsid="001b7584" style:font-size-asian="10pt" style:font-name-complex="Arial1" style:font-size-complex="10pt"/>
    </style:style>
    <style:style style:name="P11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fo:font-size="10pt" officeooo:rsid="001b7584" officeooo:paragraph-rsid="00278c72" style:font-size-asian="10pt" style:font-name-complex="Arial1" style:font-size-complex="10pt"/>
    </style:style>
    <style:style style:name="P12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3804ad" style:font-size-asian="12pt" style:font-size-complex="12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  <style:text-properties fo:color="#1b1b1b" style:font-name="Arial" fo:font-size="15pt" fo:font-weight="bold" officeooo:rsid="00146c7a" style:font-size-asian="15pt" style:font-weight-asian="bold" style:font-name-complex="Arial1" style:font-size-complex="15pt"/>
    </style:style>
    <style:style style:name="P16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style:font-name="Arial" fo:font-size="12pt" fo:font-weight="bold" officeooo:rsid="0020e059" officeooo:paragraph-rsid="00278c72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style:font-name="Arial" fo:font-size="10pt" officeooo:rsid="0018986d" officeooo:paragraph-rsid="0018986d" style:font-size-asian="10pt" style:font-name-complex="Arial1" style:font-size-complex="10pt"/>
    </style:style>
    <style:style style:name="P18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style:font-name="Arial" fo:font-size="10pt" fo:font-weight="bold" officeooo:rsid="0020e059" officeooo:paragraph-rsid="00278c72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color="#000000" style:font-name="Arial" fo:font-size="10pt" fo:font-weight="normal" officeooo:rsid="0027b125" officeooo:paragraph-rsid="0027b125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officeooo:rsid="001eb6fb" officeooo:paragraph-rsid="001eb6fb" style:font-size-asian="10pt" style:font-size-complex="10pt"/>
    </style:style>
    <style:style style:name="P21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officeooo:paragraph-rsid="0027b125"/>
    </style:style>
    <style:style style:name="P22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style:font-name-complex="Arial1"/>
    </style:style>
    <style:style style:name="P23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officeooo:rsid="00146c7a" style:font-name-complex="Arial1"/>
    </style:style>
    <style:style style:name="P24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officeooo:rsid="00146c7a" officeooo:paragraph-rsid="00146c7a" style:font-name-complex="Arial1"/>
    </style:style>
    <style:style style:name="P25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fo:language="de" fo:country="CH" officeooo:rsid="00146c7a" officeooo:paragraph-rsid="00146c7a" style:font-name-complex="Arial1"/>
    </style:style>
    <style:style style:name="P26" style:family="paragraph" style:parent-style-name="Frame_20_contents">
      <style:text-properties style:font-name-asian="Century Gothic2"/>
    </style:style>
    <style:style style:name="P27" style:family="paragraph" style:parent-style-name="Normal">
      <style:text-properties officeooo:paragraph-rsid="003804ad"/>
    </style:style>
    <style:style style:name="P28" style:family="paragraph" style:parent-style-name="Normal"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 fo:text-align="center" style:justify-single-word="false" fo:break-before="page">
        <style:tab-stops>
          <style:tab-stop style:position="2.501cm"/>
        </style:tab-stops>
      </style:paragraph-properties>
      <style:text-properties fo:color="#4472c4" style:font-name="Arial" fo:font-size="12pt" fo:font-weight="bold" style:font-size-asian="12pt" style:font-weight-asian="bold" style:font-name-complex="Arial1"/>
    </style:style>
    <style:style style:name="P30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officeooo:rsid="003a5aa5" officeooo:paragraph-rsid="003a5aa5" style:font-name-complex="Arial1"/>
    </style:style>
    <style:style style:name="P31" style:family="paragraph" style:parent-style-name="Heading_20_1">
      <style:text-properties officeooo:paragraph-rsid="003a0efe"/>
    </style:style>
    <style:style style:name="P32" style:family="paragraph" style:parent-style-name="Standard" style:list-style-name="WWNum2">
      <style:paragraph-properties fo:orphans="0" fo:widows="0">
        <style:tab-stops>
          <style:tab-stop style:position="2.501cm"/>
        </style:tab-stops>
      </style:paragraph-properties>
      <style:text-properties fo:color="#000000" style:font-name="Arial" officeooo:rsid="0018986d" officeooo:paragraph-rsid="0018986d" style:font-name-complex="Arial1"/>
    </style:style>
    <style:style style:name="P33" style:family="paragraph" style:parent-style-name="Standard" style:list-style-name="L1">
      <style:paragraph-properties fo:orphans="0" fo:widows="0">
        <style:tab-stops>
          <style:tab-stop style:position="2.501cm"/>
        </style:tab-stops>
      </style:paragraph-properties>
      <style:text-properties fo:color="#000000" fo:font-size="10pt" fo:font-weight="normal" officeooo:rsid="0029acc2" officeooo:paragraph-rsid="0029acc2" style:font-size-asian="10pt" style:font-weight-asian="normal" style:font-size-complex="10pt" style:font-weight-complex="normal"/>
    </style:style>
    <style:style style:name="P34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3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697d" style:font-name="Arial" fo:font-size="14pt" fo:font-weight="bold" style:font-size-asian="14pt" style:font-weight-asian="bold" style:font-name-complex="Arial1"/>
    </style:style>
    <style:style style:name="T2" style:family="text">
      <style:text-properties fo:color="#00697d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697d" style:font-name="Arial" fo:font-size="12pt" fo:font-weight="bold" officeooo:rsid="001561f5" style:font-name-asian="Arial1" style:font-size-asian="12pt" style:font-weight-asian="bold" style:font-name-complex="Arial1" style:font-size-complex="12pt"/>
    </style:style>
    <style:style style:name="T4" style:family="text">
      <style:text-properties fo:color="#000000" style:font-name="Arial" fo:font-size="14pt" fo:font-weight="bold" style:font-size-asian="14pt" style:font-weight-asian="bold" style:font-name-complex="Arial1"/>
    </style:style>
    <style:style style:name="T5" style:family="text">
      <style:text-properties fo:color="#000000" style:font-name="Arial" fo:font-size="9pt" fo:language="de" fo:country="CH" style:font-size-asian="9pt" style:font-name-complex="Arial1"/>
    </style:style>
    <style:style style:name="T6" style:family="text">
      <style:text-properties fo:color="#000000" style:font-name="Arial" fo:font-size="12pt" fo:font-weight="bold" style:font-size-asian="12pt" style:font-weight-asian="bold" style:font-name-complex="Arial1"/>
    </style:style>
    <style:style style:name="T7" style:family="text">
      <style:text-properties fo:color="#000000" style:font-name="Arial" style:font-name-complex="Arial1"/>
    </style:style>
    <style:style style:name="T8" style:family="text">
      <style:text-properties fo:color="#000000" style:font-name="Arial" officeooo:rsid="0020e059" style:font-name-complex="Arial1"/>
    </style:style>
    <style:style style:name="T9" style:family="text">
      <style:text-properties fo:color="#000000" style:font-name="Arial" fo:font-size="10pt" fo:font-weight="bold" officeooo:rsid="0020e059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font-size="9pt" style:font-size-asian="9pt" style:font-name-complex="Arial1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9cm" fo:text-indent="-0.635cm" fo:margin-left="1.1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4.583cm" fo:min-width="12.204cm" fo:padding-top="0.002cm" fo:padding-bottom="0.002cm" fo:padding-left="0.002cm" fo:padding-right="0.002cm" fo:wrap-option="wrap" fo:margin-left="0cm" fo:margin-right="0.24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3"/>
      <text:p text:style-name="P13"/>
      <text:p text:style-name="P13"/>
      <text:p text:style-name="P13"/>
      <text:p text:style-name="P13"/>
      <text:p text:style-name="P13"/>
      <text:p text:style-name="P28">[NAME], [STREET], [PLZ_WITH_LOCATION]</text:p>
      <text:p text:style-name="Normal">Anrede</text:p>
      <text:p text:style-name="Normal">Vorname Name</text:p>
      <text:p text:style-name="Normal">Firma</text:p>
      <text:p text:style-name="Normal">Adresse</text:p>
      <text:p text:style-name="Normal">PLZ Ort</text:p>
      <text:p text:style-name="P14"/>
      <text:p text:style-name="P14"/>
      <text:p text:style-name="P14"/>
      <text:p text:style-name="P14"/>
      <text:p text:style-name="P27"><text:span text:style-name="T12">[LOCATION]</text:span>, <text:span text:style-name="T12"><text:date style:data-style-name="N10081" text:date-value="2021-12-03T16:56:04.966920157">3. December 2021</text:date></text:span></text:p>
      <text:p text:style-name="P14"/>
      <text:h text:style-name="P31" text:outline-level="1"><text:span text:style-name="T1">Bewerbung als [JOB_TITLE]</text:span><text:span text:style-name="T4"> </text:span></text:h>
      <text:p text:style-name="P14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sse</text:p>
      <text:p text:style-name="Normal"/>
      <text:p text:style-name="Normal">[NAME]</text:p>
      <text:p text:style-name="P29"/>
      <text:p text:style-name="P5">Angaben zur Person</text:p>
      <text:p text:style-name="P4"/>
      <text:p text:style-name="P5"><draw:custom-shape text:anchor-type="paragraph" draw:z-index="0" draw:name="Rahmen1" draw:style-name="gr1" draw:text-style-name="P35" svg:width="12.207cm" svg:height="4.585cm" svg:x="-0.191cm" svg:y="0.00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22">Adresse:</text:p></loext:table-cell><loext:table-cell table:style-name="Table1.A1" office:value-type="string"><text:p text:style-name="P23">[STREET] - [PLZ_WITH_LOCATION]</text:p></loext:table-cell></loext:table-row><loext:table-row table:style-name="Table1.1"><loext:table-cell table:style-name="Table1.A1" office:value-type="string"><text:p text:style-name="P22">Mobile:</text:p></loext:table-cell><loext:table-cell table:style-name="Table1.A1" office:value-type="string"><text:p text:style-name="P25">[PHONE]</text:p></loext:table-cell></loext:table-row><loext:table-row table:style-name="Table1.3"><loext:table-cell table:style-name="Table1.A1" office:value-type="string"><text:p text:style-name="P22">Email:</text:p></loext:table-cell><loext:table-cell table:style-name="Table1.A1" office:value-type="string"><text:p text:style-name="P23">[EMAIL]</text:p></loext:table-cell></loext:table-row><loext:table-row table:style-name="Table1.1"><loext:table-cell table:style-name="Table1.A1" office:value-type="string"><text:p text:style-name="P22">Nationalität:</text:p></loext:table-cell><loext:table-cell table:style-name="Table1.A1" office:value-type="string"><text:p text:style-name="P24">[NATIONALITY]</text:p></loext:table-cell></loext:table-row><loext:table-row table:style-name="Table1.5"><loext:table-cell table:style-name="Table1.A1" office:value-type="string"><text:p text:style-name="P22">Geboren:</text:p></loext:table-cell><loext:table-cell table:style-name="Table1.A1" office:value-type="string"><text:p text:style-name="P24">[LOCALIZED_BIRTH_DAY]</text:p></loext:table-cell></loext:table-row><loext:table-row table:style-name="Table1.5"><loext:table-cell table:style-name="Table1.A1" office:value-type="string"><text:p text:style-name="P30">Familienstand:</text:p></loext:table-cell><loext:table-cell table:style-name="Table1.A1" office:value-type="string"><text:p text:style-name="P30">[MARITAL_STATUS]</text:p></loext:table-cell></loext:table-row></loext:table><text:p text:style-name="P26"><text:s/></text:p><text:p text:style-name="Frame_20_contents"><text:span text:style-name="T2">„</text:span><text:span text:style-name="T3">[QUOTE]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>Meine Stärken auf einen Blick </text:p>
      <text:p text:style-name="P3"/>
      <text:section text:style-name="Sect1" text:name="skills-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list xml:id="list1593986779" text:style-name="WWNum2">
                <text:list-item>
                  <text:p text:style-name="P32">[CV_UNIT_NAME]</text:p>
                </text:list-item>
              </text:list>
            </table:table-cell>
            <table:table-cell table:style-name="Table16.A1" office:value-type="string">
              <text:p text:style-name="P17">[CV_UNIT_CONTENT]</text:p>
            </table:table-cell>
          </table:table-row>
        </table:table>
      </text:section>
      <text:p text:style-name="P9"/>
      <text:p text:style-name="P9"/>
      <text:p text:style-name="P6">Berufliche Aus- und Weiterbildung</text:p>
      <text:p text:style-name="P6"/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0">[CV_UNIT_START_DATE_YEAR] - [CV_UNIT_END_DATE_YEAR]</text:p>
            </table:table-cell>
            <table:table-cell table:style-name="Table2.A1" office:value-type="string">
              <text:p text:style-name="P20"><text:span text:style-name="T8">[CV_UNIT_NAME]</text:span><text:span text:style-name="T7">, [CV_UNIT_COMPANY]</text:span></text:p>
            </table:table-cell>
          </table:table-row>
        </table:table>
      </text:section>
      <text:p text:style-name="P5"/>
      <text:p text:style-name="P5"/>
      <text:p text:style-name="P5">Berufliche Erfahrung </text:p>
      <text:p text:style-name="P8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1">[CV_UNIT_START_DATE_YEAR] - [CV_UNIT_END_DATE_YEAR]</text:p>
            </table:table-cell>
            <table:table-cell table:style-name="Table3.A1" office:value-type="string">
              <text:p text:style-name="P16">[CV_UNIT_NAME]</text:p>
              <text:p text:style-name="P18"/>
              <text:p text:style-name="P21"><text:span text:style-name="T9"><text:s/></text:span><text:span text:style-name="T11">Hauptaufgaben:</text:span></text:p>
              <text:section text:style-name="Sect1" text:name="experience-list-section">
                <text:list xml:id="list1730603304" text:style-name="L1">
                  <text:list-item>
                    <text:p text:style-name="P33">[CV_UNIT_LIST_ITEM]</text:p>
                  </text:list-item>
                </text:list>
              </text:section>
              <text:p text:style-name="P19"/>
            </table:table-cell>
          </table:table-row>
        </table:table>
        <text:p text:style-name="P7"/>
      </text:section>
      <text:p text:style-name="P6"/>
      <text:p text:style-name="P6"/>
      <text:p text:style-name="P12"><text:span text:style-name="T6">Referenzen: </text:span><text:span text:style-name="T7">Auf Anfrage erhältlich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Century Gothic1" svg:font-family="'Century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2" svg:font-family="'Century Gothic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80" style:font-name="Century Gothic" fo:font-family="'Century Gothic'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Century Gothic2" style:font-family-complex="'Century Goth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501cm"/>
        </style:tab-stops>
      </style:paragraph-properties>
      <style:text-properties fo:color="#000000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fo:background-color="#c0c0c0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  <style:text-properties fo:color="#1b1b1b" style:font-name="Arial" fo:font-size="15pt" fo:font-weight="bold" officeooo:rsid="00146c7a" style:font-size-asian="15pt" style:font-weight-asian="bold" style:font-name-complex="Arial1" style:font-size-complex="15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style:font-name="Arial" fo:font-size="15pt" fo:font-weight="bold" style:font-size-asian="15pt" style:font-weight-asian="bold" style:font-name-complex="Arial1" style:font-size-complex="15pt"/>
    </style:style>
    <style:style style:name="MT1" style:family="text">
      <style:text-properties fo:color="#00697d" style:font-name="Arial" fo:font-size="14pt" fo:font-weight="bold" style:font-size-asian="14pt" style:font-weight-asian="bold" style:font-name-complex="Arial1"/>
    </style:style>
    <style:style style:name="MT2" style:family="text">
      <style:text-properties fo:color="#000000" style:font-name="Arial" fo:font-size="14pt" fo:font-weight="bold" style:font-size-asian="14pt" style:font-weight-asian="bold" style:font-name-complex="Arial1"/>
    </style:style>
    <style:style style:name="MT3" style:family="text">
      <style:text-properties fo:color="#000000" style:font-name="Arial" fo:font-size="9pt" fo:language="de" fo:country="CH" style:font-size-asian="9pt" style:font-name-complex="Arial1"/>
    </style:style>
    <style:style style:name="MT4" style:family="text">
      <style:text-properties style:font-name="Arial" fo:font-size="9pt" style:font-size-asian="9pt" style:font-name-complex="Arial1"/>
    </style:style>
    <style:page-layout style:name="Mpm1">
      <style:page-layout-properties fo:page-width="21.001cm" fo:page-height="29.7cm" style:num-format="1" style:print-orientation="portrait" fo:margin-top="0.981cm" fo:margin-bottom="0.9cm" fo:margin-left="3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cm" fo:margin-left="0cm" fo:margin-right="0cm" fo:margin-bottom="1.57cm" style:dynamic-spacing="true"/>
      </style:header-style>
      <style:footer-style>
        <style:header-footer-properties fo:min-height="0.601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 </text:span></text:p>
        <text:p text:style-name="MP2">[NAME]</text:p>
        <text:p text:style-name="MP3"/>
      </style:header>
      <style:footer>
        <text:p text:style-name="MP1"><text:span text:style-name="MT3"><text:tab/><text:tab/><text:tab/><text:tab/><text:tab/><text:tab/><text:tab/><text:tab/><text:tab/><text:tab/> </text:span><text:span text:style-name="MT4"><text:page-number text:select-page="current">0</text:page-number></text:span><text:span text:style-name="MT3"><text:s/>von </text:span><text:span text:style-name="MT4"><text:page-count>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robraster zur Vorbereitung Ihres Lebenslaufs</dc:title>
    <meta:initial-creator>Nicole Bertherin | Impulse</meta:initial-creator>
    <meta:editing-cycles>39</meta:editing-cycles>
    <meta:print-date>2019-07-22T14:44:00</meta:print-date>
    <meta:creation-date>2021-06-17T06:04:00</meta:creation-date>
    <dc:date>2021-12-03T16:56:04.779607732</dc:date>
    <dc:language>de-CH</dc:language>
    <meta:editing-duration>PT1H34M14S</meta:editing-duration>
    <meta:generator>LibreOffice/6.4.7.2$Linux_X86_64 LibreOffice_project/40$Build-2</meta:generator>
    <meta:document-statistic meta:table-count="4" meta:image-count="0" meta:object-count="0" meta:page-count="2" meta:paragraph-count="45" meta:word-count="82" meta:character-count="814" meta:non-whitespace-character-count="759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4173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